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NotDeployableException.SourceNotDeployabl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tDeployableException.SourceNotDeployable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tDeployableException.SourceNotDeploy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tDeployableException.SourceNotDeployabl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